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b5d4" officeooo:paragraph-rsid="0007b5d4"/>
    </style:style>
    <style:style style:name="P2" style:family="paragraph" style:parent-style-name="Standard">
      <style:text-properties fo:font-size="14pt" fo:font-weight="bold" officeooo:rsid="0007b5d4" officeooo:paragraph-rsid="0007b5d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80991" officeooo:paragraph-rsid="0008099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080991" officeooo:paragraph-rsid="00080991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italic" officeooo:rsid="0007b5d4" officeooo:paragraph-rsid="0007b5d4" style:font-style-asian="italic" style:font-style-complex="italic"/>
    </style:style>
    <style:style style:name="P7" style:family="paragraph" style:parent-style-name="Standard">
      <style:text-properties fo:font-style="italic" officeooo:rsid="00093ee3" officeooo:paragraph-rsid="00093ee3" style:font-style-asian="italic" style:font-style-complex="italic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text-properties fo:font-style="normal" officeooo:rsid="0007b5d4" officeooo:paragraph-rsid="0007b5d4" style:font-style-asian="normal" style:font-style-complex="normal"/>
    </style:style>
    <style:style style:name="T1" style:family="text">
      <style:text-properties officeooo:rsid="000a9a3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ower supply:</text:p>
      <text:p text:style-name="P3"/>
      <text:p text:style-name="P4">Voltage limit:24V</text:p>
      <text:p text:style-name="P4">Current limit: 1.8A</text:p>
      <text:p text:style-name="P4"/>
      <text:p text:style-name="P2">To run schunk run following commands:</text:p>
      <text:p text:style-name="P1"/>
      <text:p text:style-name="P1">source ~/Rassul/sensor_ws/devel/setup.bash</text:p>
      <text:p text:style-name="P1"/>
      <text:p text:style-name="P1">1) Lists all usb connections:</text:p>
      <text:p text:style-name="P5">ls -l /dev/bus/usb/00*</text:p>
      <text:p text:style-name="P8"/>
      <text:p text:style-name="P9">2) Gives priviliges to all users:</text:p>
      <text:p text:style-name="P6">sudo chmod o+w /dev/bus/usb/00*/00*</text:p>
      <text:p text:style-name="P6"/>
      <text:p text:style-name="P9">3) Roslaunch:</text:p>
      <text:p text:style-name="P6">roslaunch schunk_ezn64 ezn64_usb_control.launch</text:p>
      <text:p text:style-name="P6"/>
      <text:p text:style-name="P7">4) Control:</text:p>
      <text:p text:style-name="P7"><text:span text:style-name="T1">set reference: </text:span>rosservice call /schunk_ezn64/reference</text:p>
      <text:p text:style-name="P7"><text:span text:style-name="T1">set position: </text:span>rosservice call /schunk_ezn64/set_position 20 2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0T18:29:57.579754816</meta:creation-date>
    <dc:date>2022-12-22T03:33:13.375623033</dc:date>
    <meta:editing-duration>PT7H18M5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52" meta:character-count="434" meta:non-whitespace-character-count="396"/>
  </office:meta>
</office:document-meta>
</file>